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6.6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4_avg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1.0]</text:p>
          </table:table-cell>
          <table:table-cell office:value-type="string" calcext:value-type="string">
            <text:p>[0]</text:p>
          </table:table-cell>
          <table:table-cell office:value-type="float" office:value="0.864081528760925" calcext:value-type="float">
            <text:p>0.864081528760925</text:p>
          </table:table-cell>
          <table:table-cell office:value-type="float" office:value="0.993939393939394" calcext:value-type="float">
            <text:p>0.993939393939394</text:p>
          </table:table-cell>
          <table:table-cell office:value-type="float" office:value="0.979710144927536" calcext:value-type="float">
            <text:p>0.979710144927536</text:p>
          </table:table-cell>
          <table:table-cell office:value-type="float" office:value="0.697216714401116" calcext:value-type="float">
            <text:p>0.697216714401116</text:p>
          </table:table-cell>
          <table:table-cell office:value-type="float" office:value="0.785459861775651" calcext:value-type="float">
            <text:p>0.785459861775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986301369863014" calcext:value-type="float">
            <text:p>0.986301369863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952267303102624]</text:p>
          </table:table-cell>
          <table:table-cell office:value-type="string" calcext:value-type="string">
            <text:p>[2]</text:p>
          </table:table-cell>
          <table:table-cell office:value-type="float" office:value="0.832095626318413" calcext:value-type="float">
            <text:p>0.832095626318413</text:p>
          </table:table-cell>
          <table:table-cell office:value-type="float" office:value="0.972849561890658" calcext:value-type="float">
            <text:p>0.972849561890658</text:p>
          </table:table-cell>
          <table:table-cell office:value-type="float" office:value="0.936765365432255" calcext:value-type="float">
            <text:p>0.936765365432255</text:p>
          </table:table-cell>
          <table:table-cell office:value-type="float" office:value="0.623991765881852" calcext:value-type="float">
            <text:p>0.623991765881852</text:p>
          </table:table-cell>
          <table:table-cell office:value-type="float" office:value="0.794775812068887" calcext:value-type="float">
            <text:p>0.794775812068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1.0]</text:p>
          </table:table-cell>
          <table:table-cell office:value-type="string" calcext:value-type="string">
            <text:p>[0]</text:p>
          </table:table-cell>
          <table:table-cell office:value-type="float" office:value="0.832638009277705" calcext:value-type="float">
            <text:p>0.832638009277705</text:p>
          </table:table-cell>
          <table:table-cell office:value-type="float" office:value="0.959150931753671" calcext:value-type="float">
            <text:p>0.959150931753671</text:p>
          </table:table-cell>
          <table:table-cell office:value-type="float" office:value="0.957673378076063" calcext:value-type="float">
            <text:p>0.957673378076063</text:p>
          </table:table-cell>
          <table:table-cell office:value-type="float" office:value="0.677375374928732" calcext:value-type="float">
            <text:p>0.677375374928732</text:p>
          </table:table-cell>
          <table:table-cell office:value-type="float" office:value="0.736352352352352" calcext:value-type="float">
            <text:p>0.736352352352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99581589958159" calcext:value-type="float">
            <text:p>0.995815899581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976133651551312]</text:p>
          </table:table-cell>
          <table:table-cell office:value-type="string" calcext:value-type="string">
            <text:p>[0]</text:p>
          </table:table-cell>
          <table:table-cell office:value-type="float" office:value="0.775505694365264" calcext:value-type="float">
            <text:p>0.775505694365264</text:p>
          </table:table-cell>
          <table:table-cell office:value-type="float" office:value="0.973005281712533" calcext:value-type="float">
            <text:p>0.973005281712533</text:p>
          </table:table-cell>
          <table:table-cell office:value-type="float" office:value="0.938890137521381" calcext:value-type="float">
            <text:p>0.938890137521381</text:p>
          </table:table-cell>
          <table:table-cell office:value-type="float" office:value="0.625277862011599" calcext:value-type="float">
            <text:p>0.625277862011599</text:p>
          </table:table-cell>
          <table:table-cell office:value-type="float" office:value="0.564849496215544" calcext:value-type="float">
            <text:p>0.5648494962155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1.0]</text:p>
          </table:table-cell>
          <table:table-cell office:value-type="string" calcext:value-type="string">
            <text:p>[0]</text:p>
          </table:table-cell>
          <table:table-cell office:value-type="float" office:value="0.808071677989388" calcext:value-type="float">
            <text:p>0.808071677989388</text:p>
          </table:table-cell>
          <table:table-cell office:value-type="float" office:value="0.974985277927132" calcext:value-type="float">
            <text:p>0.974985277927132</text:p>
          </table:table-cell>
          <table:table-cell office:value-type="float" office:value="0.97216455779623" calcext:value-type="float">
            <text:p>0.97216455779623</text:p>
          </table:table-cell>
          <table:table-cell office:value-type="float" office:value="0.625998935244525" calcext:value-type="float">
            <text:p>0.625998935244525</text:p>
          </table:table-cell>
          <table:table-cell office:value-type="float" office:value="0.659137940989664" calcext:value-type="float">
            <text:p>0.659137940989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1.0]</text:p>
          </table:table-cell>
          <table:table-cell office:value-type="string" calcext:value-type="string">
            <text:p>[0]</text:p>
          </table:table-cell>
          <table:table-cell office:value-type="float" office:value="0.848454073276093" calcext:value-type="float">
            <text:p>0.848454073276093</text:p>
          </table:table-cell>
          <table:table-cell office:value-type="float" office:value="0.981731731731732" calcext:value-type="float">
            <text:p>0.981731731731732</text:p>
          </table:table-cell>
          <table:table-cell office:value-type="float" office:value="0.995433789954338" calcext:value-type="float">
            <text:p>0.995433789954338</text:p>
          </table:table-cell>
          <table:table-cell office:value-type="float" office:value="0.672715636483752" calcext:value-type="float">
            <text:p>0.672715636483752</text:p>
          </table:table-cell>
          <table:table-cell office:value-type="float" office:value="0.74393513493455" calcext:value-type="float">
            <text:p>0.743935134934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9800796812749" calcext:value-type="float">
            <text:p>0.98007968127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880668257756564]</text:p>
          </table:table-cell>
          <table:table-cell office:value-type="string" calcext:value-type="string">
            <text:p>[2]</text:p>
          </table:table-cell>
          <table:table-cell office:value-type="float" office:value="0.750305022328862" calcext:value-type="float">
            <text:p>0.750305022328862</text:p>
          </table:table-cell>
          <table:table-cell office:value-type="float" office:value="0.942544042942449" calcext:value-type="float">
            <text:p>0.942544042942449</text:p>
          </table:table-cell>
          <table:table-cell office:value-type="float" office:value="0.921024357232628" calcext:value-type="float">
            <text:p>0.921024357232628</text:p>
          </table:table-cell>
          <table:table-cell office:value-type="float" office:value="0.623370832519358" calcext:value-type="float">
            <text:p>0.623370832519358</text:p>
          </table:table-cell>
          <table:table-cell office:value-type="float" office:value="0.514280856621014" calcext:value-type="float">
            <text:p>0.514280856621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988847583643122" calcext:value-type="float">
            <text:p>0.988847583643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928400954653938]</text:p>
          </table:table-cell>
          <table:table-cell office:value-type="string" calcext:value-type="string">
            <text:p>[2]</text:p>
          </table:table-cell>
          <table:table-cell office:value-type="float" office:value="0.788678431690999" calcext:value-type="float">
            <text:p>0.788678431690999</text:p>
          </table:table-cell>
          <table:table-cell office:value-type="float" office:value="0.962996576684642" calcext:value-type="float">
            <text:p>0.962996576684642</text:p>
          </table:table-cell>
          <table:table-cell office:value-type="float" office:value="0.964373897707231" calcext:value-type="float">
            <text:p>0.964373897707231</text:p>
          </table:table-cell>
          <table:table-cell office:value-type="float" office:value="0.561244745144584" calcext:value-type="float">
            <text:p>0.561244745144584</text:p>
          </table:table-cell>
          <table:table-cell office:value-type="float" office:value="0.66609850722754" calcext:value-type="float">
            <text:p>0.666098507227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996138996138996" calcext:value-type="float">
            <text:p>0.996138996138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976133651551312]</text:p>
          </table:table-cell>
          <table:table-cell office:value-type="string" calcext:value-type="string">
            <text:p>[1]</text:p>
          </table:table-cell>
          <table:table-cell office:value-type="float" office:value="0.804108036039458" calcext:value-type="float">
            <text:p>0.804108036039458</text:p>
          </table:table-cell>
          <table:table-cell office:value-type="float" office:value="0.992317478524375" calcext:value-type="float">
            <text:p>0.992317478524375</text:p>
          </table:table-cell>
          <table:table-cell office:value-type="float" office:value="0.952745756801524" calcext:value-type="float">
            <text:p>0.952745756801524</text:p>
          </table:table-cell>
          <table:table-cell office:value-type="float" office:value="0.6574035973936" calcext:value-type="float">
            <text:p>0.6574035973936</text:p>
          </table:table-cell>
          <table:table-cell office:value-type="float" office:value="0.613965311438333" calcext:value-type="float">
            <text:p>0.613965311438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1.0]</text:p>
          </table:table-cell>
          <table:table-cell office:value-type="string" calcext:value-type="string">
            <text:p>[0]</text:p>
          </table:table-cell>
          <table:table-cell office:value-type="float" office:value="0.780558312405499" calcext:value-type="float">
            <text:p>0.780558312405499</text:p>
          </table:table-cell>
          <table:table-cell office:value-type="float" office:value="0.984160256149348" calcext:value-type="float">
            <text:p>0.984160256149348</text:p>
          </table:table-cell>
          <table:table-cell office:value-type="float" office:value="0.975033782391452" calcext:value-type="float">
            <text:p>0.975033782391452</text:p>
          </table:table-cell>
          <table:table-cell office:value-type="float" office:value="0.58121332904001" calcext:value-type="float">
            <text:p>0.58121332904001</text:p>
          </table:table-cell>
          <table:table-cell office:value-type="float" office:value="0.581825882041187" calcext:value-type="float">
            <text:p>0.5818258820411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1.0]</text:p>
          </table:table-cell>
          <table:table-cell office:value-type="string" calcext:value-type="string">
            <text:p>[0]</text:p>
          </table:table-cell>
          <table:table-cell office:value-type="float" office:value="0.795465325338709" calcext:value-type="float">
            <text:p>0.795465325338709</text:p>
          </table:table-cell>
          <table:table-cell office:value-type="float" office:value="0.964279492743995" calcext:value-type="float">
            <text:p>0.964279492743995</text:p>
          </table:table-cell>
          <table:table-cell office:value-type="float" office:value="0.978301084945753" calcext:value-type="float">
            <text:p>0.978301084945753</text:p>
          </table:table-cell>
          <table:table-cell office:value-type="float" office:value="0.622914562444025" calcext:value-type="float">
            <text:p>0.622914562444025</text:p>
          </table:table-cell>
          <table:table-cell office:value-type="float" office:value="0.616366161221061" calcext:value-type="float">
            <text:p>0.6163661612210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993670886075949" calcext:value-type="float">
            <text:p>0.9936708860759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952267303102624]</text:p>
          </table:table-cell>
          <table:table-cell office:value-type="string" calcext:value-type="string">
            <text:p>[2]</text:p>
          </table:table-cell>
          <table:table-cell office:value-type="float" office:value="0.773476469173985" calcext:value-type="float">
            <text:p>0.773476469173985</text:p>
          </table:table-cell>
          <table:table-cell office:value-type="float" office:value="0.989530590717299" calcext:value-type="float">
            <text:p>0.989530590717299</text:p>
          </table:table-cell>
          <table:table-cell office:value-type="float" office:value="0.913823194670676" calcext:value-type="float">
            <text:p>0.913823194670676</text:p>
          </table:table-cell>
          <table:table-cell office:value-type="float" office:value="0.596233282487962" calcext:value-type="float">
            <text:p>0.596233282487962</text:p>
          </table:table-cell>
          <table:table-cell office:value-type="float" office:value="0.594318808820003" calcext:value-type="float">
            <text:p>0.5943188088200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1.0]</text:p>
          </table:table-cell>
          <table:table-cell office:value-type="string" calcext:value-type="string">
            <text:p>[0]</text:p>
          </table:table-cell>
          <table:table-cell office:value-type="float" office:value="0.781516046228043" calcext:value-type="float">
            <text:p>0.781516046228043</text:p>
          </table:table-cell>
          <table:table-cell office:value-type="float" office:value="0.994832041343669" calcext:value-type="float">
            <text:p>0.994832041343669</text:p>
          </table:table-cell>
          <table:table-cell office:value-type="float" office:value="0.983122902439865" calcext:value-type="float">
            <text:p>0.983122902439865</text:p>
          </table:table-cell>
          <table:table-cell office:value-type="float" office:value="0.564949266462695" calcext:value-type="float">
            <text:p>0.564949266462695</text:p>
          </table:table-cell>
          <table:table-cell office:value-type="float" office:value="0.583159974665942" calcext:value-type="float">
            <text:p>0.5831599746659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1.0]</text:p>
          </table:table-cell>
          <table:table-cell office:value-type="string" calcext:value-type="string">
            <text:p>[0]</text:p>
          </table:table-cell>
          <table:table-cell office:value-type="float" office:value="0.781993972994391" calcext:value-type="float">
            <text:p>0.781993972994391</text:p>
          </table:table-cell>
          <table:table-cell office:value-type="float" office:value="1" calcext:value-type="float">
            <text:p>1</text:p>
          </table:table-cell>
          <table:table-cell office:value-type="float" office:value="0.983277591973244" calcext:value-type="float">
            <text:p>0.983277591973244</text:p>
          </table:table-cell>
          <table:table-cell office:value-type="float" office:value="0.58101757408163" calcext:value-type="float">
            <text:p>0.58101757408163</text:p>
          </table:table-cell>
          <table:table-cell office:value-type="float" office:value="0.56368072592269" calcext:value-type="float">
            <text:p>0.563680725922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995951417004048" calcext:value-type="float">
            <text:p>0.995951417004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976133651551312]</text:p>
          </table:table-cell>
          <table:table-cell office:value-type="string" calcext:value-type="string">
            <text:p>[1]</text:p>
          </table:table-cell>
          <table:table-cell office:value-type="float" office:value="0.803085267855502" calcext:value-type="float">
            <text:p>0.803085267855502</text:p>
          </table:table-cell>
          <table:table-cell office:value-type="float" office:value="0.981746511948836" calcext:value-type="float">
            <text:p>0.981746511948836</text:p>
          </table:table-cell>
          <table:table-cell office:value-type="float" office:value="0.970885850329743" calcext:value-type="float">
            <text:p>0.970885850329743</text:p>
          </table:table-cell>
          <table:table-cell office:value-type="float" office:value="0.620830427708043" calcext:value-type="float">
            <text:p>0.620830427708043</text:p>
          </table:table-cell>
          <table:table-cell office:value-type="float" office:value="0.638878281435385" calcext:value-type="float">
            <text:p>0.63887828143538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AVERAGE([.C2:.C16])" office:value-type="float" office:value="0.995787055572108" calcext:value-type="float">
            <text:p>0.995787055572108</text:p>
          </table:table-cell>
          <table:table-cell table:number-columns-repeated="5"/>
          <table:table-cell table:formula="of:=AVERAGE([.I2:.I16])" office:value-type="float" office:value="0.801335566269549" calcext:value-type="float">
            <text:p>0.801335566269549</text:p>
          </table:table-cell>
          <table:table-cell table:formula="of:=AVERAGE([.J2:.J16])" office:value-type="float" office:value="0.977871278000649" calcext:value-type="float">
            <text:p>0.977871278000649</text:p>
          </table:table-cell>
          <table:table-cell table:formula="of:=AVERAGE([.K2:.K16])" office:value-type="float" office:value="0.961548386146661" calcext:value-type="float">
            <text:p>0.961548386146661</text:p>
          </table:table-cell>
          <table:table-cell table:formula="of:=AVERAGE([.L2:.L16])" office:value-type="float" office:value="0.622116927082232" calcext:value-type="float">
            <text:p>0.622116927082232</text:p>
          </table:table-cell>
          <table:table-cell table:formula="of:=AVERAGE([.M2:.M16])" office:value-type="float" office:value="0.643805673848654" calcext:value-type="float">
            <text:p>0.643805673848654</text:p>
          </table:table-cell>
        </table:table-row>
        <table:table-row table:style-name="ro1">
          <table:table-cell table:number-columns-repeated="2"/>
          <table:table-cell table:formula="of:=STDEV([.C2:.C16])" office:value-type="float" office:value="0.00616138434997599" calcext:value-type="float">
            <text:p>0.006161384349976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MAX([.C2:.C16])" office:value-type="float" office:value="1" calcext:value-type="float">
            <text:p>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1T12:10:37.655209619</dc:date>
    <meta:editing-duration>PT2M49S</meta:editing-duration>
    <meta:editing-cycles>1</meta:editing-cycles>
    <meta:document-statistic meta:table-count="1" meta:cell-count="215" meta:object-count="0"/>
    <meta:generator>LibreOffice/6.0.7.3$Linux_X86_64 LibreOffice_project/00m0$Build-3</meta:generator>
  </office:meta>
</office:document-meta>
</file>